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3" table:style-name="ta1">
        <table:shapes>
          <draw:frame draw:z-index="0" draw:style-name="gr1" draw:text-style-name="P1" svg:width="159.99mm" svg:height="89.99mm" svg:x="126.01mm" svg:y="1mm">
            <loext:p draw:notify-on-update-of-ranges="test213.G1:test213.G1 test213.G2:test213.G11 test213.C1:test213.C1 test213.C2:test213.C11 test213.G1:test213.G1 test213.G2:test213.G11 test213.D1:test213.D1 test213.D2:test213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0</text:p>
          </table:table-cell>
          <table:table-cell office:value-type="float" office:value="0.019765" calcext:value-type="float">
            <text:p>0.019765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" calcext:value-type="float">
            <text:p>0</text:p>
          </table:table-cell>
          <table:table-cell office:value-type="float" office:value="134762" calcext:value-type="float">
            <text:p>13476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1</text:p>
          </table:table-cell>
          <table:table-cell office:value-type="float" office:value="0.019144" calcext:value-type="float">
            <text:p>0.019144</text:p>
          </table:table-cell>
          <table:table-cell office:value-type="float" office:value="0.007061" calcext:value-type="float">
            <text:p>0.007061</text:p>
          </table:table-cell>
          <table:table-cell office:value-type="float" office:value="0" calcext:value-type="float">
            <text:p>0</text:p>
          </table:table-cell>
          <table:table-cell office:value-type="float" office:value="182268" calcext:value-type="float">
            <text:p>1822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2</text:p>
          </table:table-cell>
          <table:table-cell office:value-type="float" office:value="0.013061" calcext:value-type="float">
            <text:p>0.013061</text:p>
          </table:table-cell>
          <table:table-cell office:value-type="float" office:value="0.005676" calcext:value-type="float">
            <text:p>0.005676</text:p>
          </table:table-cell>
          <table:table-cell office:value-type="float" office:value="0" calcext:value-type="float">
            <text:p>0</text:p>
          </table:table-cell>
          <table:table-cell office:value-type="float" office:value="146531" calcext:value-type="float">
            <text:p>1465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3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" calcext:value-type="float">
            <text:p>0</text:p>
          </table:table-cell>
          <table:table-cell office:value-type="float" office:value="131013" calcext:value-type="float">
            <text:p>1310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4</text:p>
          </table:table-cell>
          <table:table-cell office:value-type="float" office:value="0.043862" calcext:value-type="float">
            <text:p>0.043862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" calcext:value-type="float">
            <text:p>0</text:p>
          </table:table-cell>
          <table:table-cell office:value-type="float" office:value="115358" calcext:value-type="float">
            <text:p>1153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5</text:p>
          </table:table-cell>
          <table:table-cell office:value-type="float" office:value="0.019649" calcext:value-type="float">
            <text:p>0.019649</text:p>
          </table:table-cell>
          <table:table-cell office:value-type="float" office:value="0.006145" calcext:value-type="float">
            <text:p>0.006145</text:p>
          </table:table-cell>
          <table:table-cell office:value-type="float" office:value="0" calcext:value-type="float">
            <text:p>0</text:p>
          </table:table-cell>
          <table:table-cell office:value-type="float" office:value="159062" calcext:value-type="float">
            <text:p>15906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6</text:p>
          </table:table-cell>
          <table:table-cell office:value-type="float" office:value="0.02551" calcext:value-type="float">
            <text:p>0.02551</text:p>
          </table:table-cell>
          <table:table-cell office:value-type="float" office:value="0.005924" calcext:value-type="float">
            <text:p>0.005924</text:p>
          </table:table-cell>
          <table:table-cell office:value-type="float" office:value="0" calcext:value-type="float">
            <text:p>0</text:p>
          </table:table-cell>
          <table:table-cell office:value-type="float" office:value="151682" calcext:value-type="float">
            <text:p>1516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7</text:p>
          </table:table-cell>
          <table:table-cell office:value-type="float" office:value="0.018038" calcext:value-type="float">
            <text:p>0.018038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" calcext:value-type="float">
            <text:p>0</text:p>
          </table:table-cell>
          <table:table-cell office:value-type="float" office:value="131108" calcext:value-type="float">
            <text:p>1311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8</text:p>
          </table:table-cell>
          <table:table-cell office:value-type="float" office:value="0.030599" calcext:value-type="float">
            <text:p>0.030599</text:p>
          </table:table-cell>
          <table:table-cell office:value-type="float" office:value="0.007133" calcext:value-type="float">
            <text:p>0.007133</text:p>
          </table:table-cell>
          <table:table-cell office:value-type="float" office:value="0" calcext:value-type="float">
            <text:p>0</text:p>
          </table:table-cell>
          <table:table-cell office:value-type="float" office:value="178561" calcext:value-type="float">
            <text:p>17856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8:39</text:p>
          </table:table-cell>
          <table:table-cell office:value-type="float" office:value="0.018951" calcext:value-type="float">
            <text:p>0.018951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" calcext:value-type="float">
            <text:p>0</text:p>
          </table:table-cell>
          <table:table-cell office:value-type="float" office:value="122932" calcext:value-type="float">
            <text:p>122932</text:p>
          </table:table-cell>
          <table:table-cell office:value-type="float" office:value="199" calcext:value-type="float">
            <text:p>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12:36.614149146</dc:date>
    <meta:editing-duration>PT2M56S</meta:editing-duration>
    <meta:editing-cycles>2</meta:editing-cycles>
    <meta:generator>LibreOffice/5.4.0.3$Linux_X86_64 LibreOffice_project/7556cbc6811c9d992f4064ab9287069087d7f62c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4.821cm" svg:y="0.315cm" chart:style-name="ch2">
          <text:p>200 TPS w migrations, test 213</text:p>
        </chart:title>
        <chart:legend chart:legend-position="end" svg:x="14.001cm" svg:y="4.005cm" style:legend-expansion="high" chart:style-name="ch3"/>
        <chart:plot-area chart:style-name="ch4" table:cell-range-address="test213.G1:test213.G11 test213.C1:test213.D11" chart:data-source-has-labels="row" svg:x="0.32cm" svg:y="1.248cm" svg:width="13.361cm" svg:height="7.572cm">
          <chartooo:coordinate-region svg:x="1.418cm" svg:y="1.422cm" svg:width="11.983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13.C2:test213.C11" chart:label-cell-address="test213.C1:test213.C1" chart:class="chart:scatter">
            <chart:domain table:cell-range-address="test213.G2:test213.G11"/>
            <chart:data-point chart:repeated="10"/>
          </chart:series>
          <chart:series chart:style-name="ch8" chart:values-cell-range-address="test213.D2:test213.D11" chart:label-cell-address="test213.D1:test213.D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13.C1:test213.C1</svg:desc>
                </draw:g>
              </table:table-cell>
              <table:table-cell office:value-type="string">
                <text:p>xfertime</text:p>
                <draw:g>
                  <svg:desc>test213.D1:test21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test213.G2:test213.G11</svg:desc>
                </draw:g>
              </table:table-cell>
              <table:table-cell office:value-type="float" office:value="0.019765">
                <text:p>0.019765</text:p>
                <draw:g>
                  <svg:desc>test213.C2:test213.C11</svg:desc>
                </draw:g>
              </table:table-cell>
              <table:table-cell office:value-type="float" office:value="0.005055">
                <text:p>0.005055</text:p>
                <draw:g>
                  <svg:desc>test213.D2:test213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0.019144">
                <text:p>0.019144</text:p>
              </table:table-cell>
              <table:table-cell office:value-type="float" office:value="0.007061">
                <text:p>0.007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0.013061">
                <text:p>0.013061</text:p>
              </table:table-cell>
              <table:table-cell office:value-type="float" office:value="0.005676">
                <text:p>0.005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0.0174">
                <text:p>0.0174</text:p>
              </table:table-cell>
              <table:table-cell office:value-type="float" office:value="0.004925">
                <text:p>0.00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0.043862">
                <text:p>0.043862</text:p>
              </table:table-cell>
              <table:table-cell office:value-type="float" office:value="0.004017">
                <text:p>0.004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  <table:table-cell office:value-type="float" office:value="0.019649">
                <text:p>0.019649</text:p>
              </table:table-cell>
              <table:table-cell office:value-type="float" office:value="0.006145">
                <text:p>0.006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">
                <text:p>198</text:p>
              </table:table-cell>
              <table:table-cell office:value-type="float" office:value="0.02551">
                <text:p>0.02551</text:p>
              </table:table-cell>
              <table:table-cell office:value-type="float" office:value="0.005924">
                <text:p>0.005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">
                <text:p>198</text:p>
              </table:table-cell>
              <table:table-cell office:value-type="float" office:value="0.018038">
                <text:p>0.018038</text:p>
              </table:table-cell>
              <table:table-cell office:value-type="float" office:value="0.004849">
                <text:p>0.004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">
                <text:p>198</text:p>
              </table:table-cell>
              <table:table-cell office:value-type="float" office:value="0.030599">
                <text:p>0.030599</text:p>
              </table:table-cell>
              <table:table-cell office:value-type="float" office:value="0.007133">
                <text:p>0.007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8951">
                <text:p>0.018951</text:p>
              </table:table-cell>
              <table:table-cell office:value-type="float" office:value="0.004497">
                <text:p>0.004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